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2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2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8776" calcext:value-type="float">
            <text:p>36.6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7336" calcext:value-type="float">
            <text:p>36.5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4288" calcext:value-type="float">
            <text:p>36.5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7732" calcext:value-type="float">
            <text:p>36.71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7356" calcext:value-type="float">
            <text:p>36.75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0488" calcext:value-type="float">
            <text:p>36.6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602" calcext:value-type="float">
            <text:p>36.73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7836" calcext:value-type="float">
            <text:p>36.78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174" calcext:value-type="float">
            <text:p>36.78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2408" calcext:value-type="float">
            <text:p>36.7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2904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68" meta:object-count="0"/>
    <meta:user-defined meta:name="AppVersion">3.0</meta:user-defined>
  </office:meta>
</office:document-meta>
</file>